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eva" svg:font-family="Geneva" style:font-pitch="variable"/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page" style:column-width="1.0543in"/>
    </style:style>
    <style:style style:name="co4" style:family="table-column">
      <style:table-column-properties fo:break-before="auto" style:column-width="0.8701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ta1" style:family="table" style:master-page-name="PageStyle_5f_Death_20_Per_20_Cap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ormal_5f_Landpop0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Normal_5f_Landpop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5f_Landpop01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0138in solid #254061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Landpop01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0138in solid #254061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5f_Landpop01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254061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5f_Landpop01">
      <style:table-cell-properties fo:border-bottom="none" fo:background-color="#8eb4e3" style:diagonal-bl-tr="none" style:diagonal-tl-br="none" style:text-align-source="value-type" style:repeat-content="false" fo:wrap-option="no-wrap" fo:border-left="none" style:direction="ltr" fo:border-right="0.0138in solid #254061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Normal_5f_Landpop01">
      <style:table-cell-properties fo:border-bottom="none" fo:background-color="#254061" style:diagonal-bl-tr="none" style:diagonal-tl-br="none" style:text-align-source="fix" style:repeat-content="false" fo:wrap-option="wrap" fo:border-left="0.0138in solid #254061" style:direction="ltr" fo:border-right="0.0138in solid #254061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Comma" style:data-style-name="N119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omma" style:data-style-name="N119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omma" style:data-style-name="N119">
      <style:table-cell-properties fo:border-bottom="none" fo:background-color="#8eb4e3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Landpop01">
      <style:table-cell-properties fo:border-bottom="none" fo:background-color="#254061" style:diagonal-bl-tr="none" style:diagonal-tl-br="none" style:text-align-source="fix" style:repeat-content="false" fo:wrap-option="wrap" fo:border-left="0.0138in solid #254061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Comma" style:data-style-name="N119">
      <style:table-cell-properties fo:border-bottom="none" fo:background-color="#8eb4e3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18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29">
      <style:table-cell-properties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Comma" style:data-style-name="N119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ath Per Cap" table:style-name="ta1" table:print-ranges="'Death Per Cap'.V1:'Death Per Cap'.AS22">
        <table:table-header-columns>
          <table:table-column table:style-name="co1" table:default-cell-style-name="ce10"/>
        </table:table-header-columns>
        <table:table-column table:style-name="co2" table:number-columns-repeated="7" table:default-cell-style-name="ce10"/>
        <table:table-column table:style-name="co3" table:default-cell-style-name="ce10"/>
        <table:table-column table:style-name="co2" table:number-columns-repeated="6" table:default-cell-style-name="ce10"/>
        <table:table-column table:style-name="co3" table:default-cell-style-name="ce10"/>
        <table:table-column table:style-name="co2" table:number-columns-repeated="11" table:default-cell-style-name="ce10"/>
        <table:table-column table:style-name="co3" table:default-cell-style-name="ce10"/>
        <table:table-column table:style-name="co2" table:number-columns-repeated="5" table:default-cell-style-name="ce10"/>
        <table:table-column table:style-name="co3" table:default-cell-style-name="ce10"/>
        <table:table-column table:style-name="co2" table:number-columns-repeated="5" table:default-cell-style-name="ce10"/>
        <table:table-column table:style-name="co3" table:default-cell-style-name="ce10"/>
        <table:table-column table:style-name="co2" table:number-columns-repeated="7" table:default-cell-style-name="ce10"/>
        <table:table-column table:style-name="co4" table:number-columns-repeated="977" table:default-cell-style-name="ce10"/>
        <table:table-row table:style-name="ro1">
          <table:table-cell table:style-name="ce2" office:value-type="string">
            <text:p>Table: Deaths Per Capita (Deaths Per Thousand of the July Population)</text:p>
          </table:table-cell>
          <table:table-cell table:number-columns-repeated="14"/>
          <table:table-cell table:style-name="ce23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Sources: Virginia Department of Health, Weldon Cooper Center, and HRPDC</text:p>
          </table:table-cell>
          <table:table-cell table:number-columns-repeated="14"/>
          <table:table-cell table:style-name="ce23" table:number-columns-repeated="2"/>
          <table:table-cell table:number-columns-repeated="1007"/>
        </table:table-row>
        <table:table-row table:style-name="ro2">
          <table:table-cell table:style-name="ce4"/>
          <table:table-cell table:style-name="ce11" table:number-columns-repeated="14"/>
          <table:table-cell table:style-name="ce24" table:number-columns-repeated="2"/>
          <table:table-cell table:style-name="ce11"/>
          <table:table-cell table:style-name="ce25" table:number-columns-repeated="2"/>
          <table:table-cell table:style-name="ce11" table:number-columns-repeated="2"/>
          <table:table-cell table:style-name="ce25"/>
          <table:table-cell table:style-name="ce9" table:number-columns-repeated="20"/>
          <table:table-cell table:number-columns-repeated="981"/>
        </table:table-row>
        <table:table-row table:style-name="ro3">
          <table:table-cell table:style-name="ce5"/>
          <table:table-cell table:style-name="ce12" office:value-type="float" office:value="1970">
            <text:p>1970</text:p>
          </table:table-cell>
          <table:table-cell table:style-name="ce19" office:value-type="float" office:value="1971">
            <text:p>1971</text:p>
          </table:table-cell>
          <table:table-cell table:style-name="ce5" office:value-type="float" office:value="1972">
            <text:p>1972</text:p>
          </table:table-cell>
          <table:table-cell table:style-name="ce12" office:value-type="float" office:value="1973">
            <text:p>1973</text:p>
          </table:table-cell>
          <table:table-cell table:style-name="ce12" office:value-type="float" office:value="1974">
            <text:p>1974</text:p>
          </table:table-cell>
          <table:table-cell table:style-name="ce19" office:value-type="float" office:value="1975">
            <text:p>1975</text:p>
          </table:table-cell>
          <table:table-cell table:style-name="ce5" office:value-type="float" office:value="1976">
            <text:p>1976</text:p>
          </table:table-cell>
          <table:table-cell table:style-name="ce12" office:value-type="float" office:value="1977">
            <text:p>1977</text:p>
          </table:table-cell>
          <table:table-cell table:style-name="ce12" office:value-type="float" office:value="1978">
            <text:p>1978</text:p>
          </table:table-cell>
          <table:table-cell table:style-name="ce19" office:value-type="float" office:value="1979">
            <text:p>1979</text:p>
          </table:table-cell>
          <table:table-cell table:style-name="ce5" office:value-type="float" office:value="1980">
            <text:p>1980</text:p>
          </table:table-cell>
          <table:table-cell table:style-name="ce12" office:value-type="float" office:value="1981">
            <text:p>1981</text:p>
          </table:table-cell>
          <table:table-cell table:style-name="ce12" office:value-type="float" office:value="1982">
            <text:p>1982</text:p>
          </table:table-cell>
          <table:table-cell table:style-name="ce19" office:value-type="float" office:value="1983">
            <text:p>1983</text:p>
          </table:table-cell>
          <table:table-cell table:style-name="ce5" office:value-type="float" office:value="1984">
            <text:p>1984</text:p>
          </table:table-cell>
          <table:table-cell table:style-name="ce12" office:value-type="float" office:value="1985">
            <text:p>1985</text:p>
          </table:table-cell>
          <table:table-cell table:style-name="ce12" office:value-type="float" office:value="1986">
            <text:p>1986</text:p>
          </table:table-cell>
          <table:table-cell table:style-name="ce19" office:value-type="float" office:value="1987">
            <text:p>1987</text:p>
          </table:table-cell>
          <table:table-cell table:style-name="ce5" office:value-type="float" office:value="1988">
            <text:p>1988</text:p>
          </table:table-cell>
          <table:table-cell table:style-name="ce12" office:value-type="float" office:value="1989">
            <text:p>1989</text:p>
          </table:table-cell>
          <table:table-cell table:style-name="ce12" office:value-type="float" office:value="1990">
            <text:p>1990</text:p>
          </table:table-cell>
          <table:table-cell table:style-name="ce19" office:value-type="float" office:value="1991">
            <text:p>1991</text:p>
          </table:table-cell>
          <table:table-cell table:style-name="ce5" office:value-type="float" office:value="1992">
            <text:p>1992</text:p>
          </table:table-cell>
          <table:table-cell table:style-name="ce12" office:value-type="float" office:value="1993">
            <text:p>1993</text:p>
          </table:table-cell>
          <table:table-cell table:style-name="ce12" office:value-type="float" office:value="1994">
            <text:p>1994</text:p>
          </table:table-cell>
          <table:table-cell table:style-name="ce19" office:value-type="float" office:value="1995">
            <text:p>1995</text:p>
          </table:table-cell>
          <table:table-cell table:style-name="ce5" office:value-type="float" office:value="1996">
            <text:p>1996</text:p>
          </table:table-cell>
          <table:table-cell table:style-name="ce12" office:value-type="float" office:value="1997">
            <text:p>1997</text:p>
          </table:table-cell>
          <table:table-cell table:style-name="ce12" office:value-type="float" office:value="1998">
            <text:p>1998</text:p>
          </table:table-cell>
          <table:table-cell table:style-name="ce19" office:value-type="float" office:value="1999">
            <text:p>1999</text:p>
          </table:table-cell>
          <table:table-cell table:style-name="ce5" office:value-type="float" office:value="2000">
            <text:p>2000</text:p>
          </table:table-cell>
          <table:table-cell table:style-name="ce12" office:value-type="float" office:value="2001">
            <text:p>2001</text:p>
          </table:table-cell>
          <table:table-cell table:style-name="ce12" office:value-type="float" office:value="2002">
            <text:p>2002</text:p>
          </table:table-cell>
          <table:table-cell table:style-name="ce19" office:value-type="float" office:value="2003">
            <text:p>2003</text:p>
          </table:table-cell>
          <table:table-cell table:style-name="ce5" office:value-type="float" office:value="2004">
            <text:p>2004</text:p>
          </table:table-cell>
          <table:table-cell table:style-name="ce12" office:value-type="float" office:value="2005">
            <text:p>2005</text:p>
          </table:table-cell>
          <table:table-cell table:style-name="ce12" office:value-type="float" office:value="2006">
            <text:p>2006</text:p>
          </table:table-cell>
          <table:table-cell table:style-name="ce19" office:value-type="float" office:value="2007">
            <text:p>2007</text:p>
          </table:table-cell>
          <table:table-cell table:style-name="ce5" office:value-type="float" office:value="2008">
            <text:p>2008</text:p>
          </table:table-cell>
          <table:table-cell table:style-name="ce12" office:value-type="float" office:value="2009">
            <text:p>2009</text:p>
          </table:table-cell>
          <table:table-cell table:style-name="ce12" office:value-type="float" office:value="2010">
            <text:p>2010</text:p>
          </table:table-cell>
          <table:table-cell table:style-name="ce19" office:value-type="float" office:value="2011">
            <text:p>2011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Chesapeake</text:p>
          </table:table-cell>
          <table:table-cell table:style-name="ce13" table:formula="of:=['file:///home/www/convert-doc/files/O/2013%20Population.xlsx'#$Deaths.B5]/(/1000)" office:value-type="string" office:string-value="Err:510">
            <text:p>Err:510</text:p>
          </table:table-cell>
          <table:table-cell table:style-name="ce13" table:formula="of:=['file:///home/www/convert-doc/files/O/2013%20Population.xlsx'#$Deaths.C5]/(/1000)" office:value-type="string" office:string-value="Err:510">
            <text:p>Err:510</text:p>
          </table:table-cell>
          <table:table-cell table:style-name="ce13" table:formula="of:=['file:///home/www/convert-doc/files/O/2013%20Population.xlsx'#$Deaths.D5]/(/1000)" office:value-type="string" office:string-value="Err:510">
            <text:p>Err:510</text:p>
          </table:table-cell>
          <table:table-cell table:style-name="ce13" table:formula="of:=['file:///home/www/convert-doc/files/O/2013%20Population.xlsx'#$Deaths.E5]/(/1000)" office:value-type="string" office:string-value="Err:510">
            <text:p>Err:510</text:p>
          </table:table-cell>
          <table:table-cell table:style-name="ce13" table:formula="of:=['file:///home/www/convert-doc/files/O/2013%20Population.xlsx'#$Deaths.F5]/(/1000)" office:value-type="string" office:string-value="Err:510">
            <text:p>Err:510</text:p>
          </table:table-cell>
          <table:table-cell table:style-name="ce13" table:formula="of:=['file:///home/www/convert-doc/files/O/2013%20Population.xlsx'#$Deaths.G5]/(/1000)" office:value-type="string" office:string-value="Err:510">
            <text:p>Err:510</text:p>
          </table:table-cell>
          <table:table-cell table:style-name="ce13" table:formula="of:=['file:///home/www/convert-doc/files/O/2013%20Population.xlsx'#$Deaths.H5]/(/1000)" office:value-type="string" office:string-value="Err:510">
            <text:p>Err:510</text:p>
          </table:table-cell>
          <table:table-cell table:style-name="ce13" table:formula="of:=['file:///home/www/convert-doc/files/O/2013%20Population.xlsx'#$Deaths.I5]/(/1000)" office:value-type="string" office:string-value="Err:510">
            <text:p>Err:510</text:p>
          </table:table-cell>
          <table:table-cell table:style-name="ce13" table:formula="of:=['file:///home/www/convert-doc/files/O/2013%20Population.xlsx'#$Deaths.J5]/(/1000)" office:value-type="string" office:string-value="Err:510">
            <text:p>Err:510</text:p>
          </table:table-cell>
          <table:table-cell table:style-name="ce13" table:formula="of:=['file:///home/www/convert-doc/files/O/2013%20Population.xlsx'#$Deaths.K5]/(/1000)" office:value-type="string" office:string-value="Err:510">
            <text:p>Err:510</text:p>
          </table:table-cell>
          <table:table-cell table:style-name="ce13" table:formula="of:=['file:///home/www/convert-doc/files/O/2013%20Population.xlsx'#$Deaths.L5]/(/1000)" office:value-type="string" office:string-value="Err:510">
            <text:p>Err:510</text:p>
          </table:table-cell>
          <table:table-cell table:style-name="ce13" table:formula="of:=['file:///home/www/convert-doc/files/O/2013%20Population.xlsx'#$Deaths.M5]/(/1000)" office:value-type="string" office:string-value="Err:510">
            <text:p>Err:510</text:p>
          </table:table-cell>
          <table:table-cell table:style-name="ce13" table:formula="of:=['file:///home/www/convert-doc/files/O/2013%20Population.xlsx'#$Deaths.N5]/(/1000)" office:value-type="string" office:string-value="Err:510">
            <text:p>Err:510</text:p>
          </table:table-cell>
          <table:table-cell table:style-name="ce13" table:formula="of:=['file:///home/www/convert-doc/files/O/2013%20Population.xlsx'#$Deaths.O5]/(/1000)" office:value-type="string" office:string-value="Err:510">
            <text:p>Err:510</text:p>
          </table:table-cell>
          <table:table-cell table:style-name="ce13" table:formula="of:=['file:///home/www/convert-doc/files/O/2013%20Population.xlsx'#$Deaths.P5]/(/1000)" office:value-type="string" office:string-value="Err:510">
            <text:p>Err:510</text:p>
          </table:table-cell>
          <table:table-cell table:style-name="ce13" table:formula="of:=['file:///home/www/convert-doc/files/O/2013%20Population.xlsx'#$Deaths.Q5]/(/1000)" office:value-type="string" office:string-value="Err:510">
            <text:p>Err:510</text:p>
          </table:table-cell>
          <table:table-cell table:style-name="ce13" table:formula="of:=['file:///home/www/convert-doc/files/O/2013%20Population.xlsx'#$Deaths.R5]/(/1000)" office:value-type="string" office:string-value="Err:510">
            <text:p>Err:510</text:p>
          </table:table-cell>
          <table:table-cell table:style-name="ce13" table:formula="of:=['file:///home/www/convert-doc/files/O/2013%20Population.xlsx'#$Deaths.S5]/(/1000)" office:value-type="string" office:string-value="Err:510">
            <text:p>Err:510</text:p>
          </table:table-cell>
          <table:table-cell table:style-name="ce13" table:formula="of:=['file:///home/www/convert-doc/files/O/2013%20Population.xlsx'#$Deaths.T5]/(/1000)" office:value-type="string" office:string-value="Err:510">
            <text:p>Err:510</text:p>
          </table:table-cell>
          <table:table-cell table:style-name="ce13" table:formula="of:=['file:///home/www/convert-doc/files/O/2013%20Population.xlsx'#$Deaths.U5]/(/1000)" office:value-type="string" office:string-value="Err:510">
            <text:p>Err:510</text:p>
          </table:table-cell>
          <table:table-cell table:style-name="ce13" table:formula="of:=['file:///home/www/convert-doc/files/O/2013%20Population.xlsx'#$Deaths.V5]/(/1000)" office:value-type="string" office:string-value="Err:510">
            <text:p>Err:510</text:p>
          </table:table-cell>
          <table:table-cell table:style-name="ce13" table:formula="of:=['file:///home/www/convert-doc/files/O/2013%20Population.xlsx'#$Deaths.W5]/(/1000)" office:value-type="string" office:string-value="Err:510">
            <text:p>Err:510</text:p>
          </table:table-cell>
          <table:table-cell table:style-name="ce13" table:formula="of:=['file:///home/www/convert-doc/files/O/2013%20Population.xlsx'#$Deaths.X5]/(/1000)" office:value-type="string" office:string-value="Err:510">
            <text:p>Err:510</text:p>
          </table:table-cell>
          <table:table-cell table:style-name="ce13" table:formula="of:=['file:///home/www/convert-doc/files/O/2013%20Population.xlsx'#$Deaths.Y5]/(/1000)" office:value-type="string" office:string-value="Err:510">
            <text:p>Err:510</text:p>
          </table:table-cell>
          <table:table-cell table:style-name="ce13" table:formula="of:=['file:///home/www/convert-doc/files/O/2013%20Population.xlsx'#$Deaths.Z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5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Franklin</text:p>
          </table:table-cell>
          <table:table-cell table:style-name="ce14" table:formula="of:=['file:///home/www/convert-doc/files/O/2013%20Population.xlsx'#$Deaths.B6]/(/1000)" office:value-type="string" office:string-value="Err:510">
            <text:p>Err:510</text:p>
          </table:table-cell>
          <table:table-cell table:style-name="ce14" table:formula="of:=['file:///home/www/convert-doc/files/O/2013%20Population.xlsx'#$Deaths.C6]/(/1000)" office:value-type="string" office:string-value="Err:510">
            <text:p>Err:510</text:p>
          </table:table-cell>
          <table:table-cell table:style-name="ce14" table:formula="of:=['file:///home/www/convert-doc/files/O/2013%20Population.xlsx'#$Deaths.D6]/(/1000)" office:value-type="string" office:string-value="Err:510">
            <text:p>Err:510</text:p>
          </table:table-cell>
          <table:table-cell table:style-name="ce14" table:formula="of:=['file:///home/www/convert-doc/files/O/2013%20Population.xlsx'#$Deaths.E6]/(/1000)" office:value-type="string" office:string-value="Err:510">
            <text:p>Err:510</text:p>
          </table:table-cell>
          <table:table-cell table:style-name="ce14" table:formula="of:=['file:///home/www/convert-doc/files/O/2013%20Population.xlsx'#$Deaths.F6]/(/1000)" office:value-type="string" office:string-value="Err:510">
            <text:p>Err:510</text:p>
          </table:table-cell>
          <table:table-cell table:style-name="ce14" table:formula="of:=['file:///home/www/convert-doc/files/O/2013%20Population.xlsx'#$Deaths.G6]/(/1000)" office:value-type="string" office:string-value="Err:510">
            <text:p>Err:510</text:p>
          </table:table-cell>
          <table:table-cell table:style-name="ce14" table:formula="of:=['file:///home/www/convert-doc/files/O/2013%20Population.xlsx'#$Deaths.H6]/(/1000)" office:value-type="string" office:string-value="Err:510">
            <text:p>Err:510</text:p>
          </table:table-cell>
          <table:table-cell table:style-name="ce14" table:formula="of:=['file:///home/www/convert-doc/files/O/2013%20Population.xlsx'#$Deaths.I6]/(/1000)" office:value-type="string" office:string-value="Err:510">
            <text:p>Err:510</text:p>
          </table:table-cell>
          <table:table-cell table:style-name="ce14" table:formula="of:=['file:///home/www/convert-doc/files/O/2013%20Population.xlsx'#$Deaths.J6]/(/1000)" office:value-type="string" office:string-value="Err:510">
            <text:p>Err:510</text:p>
          </table:table-cell>
          <table:table-cell table:style-name="ce14" table:formula="of:=['file:///home/www/convert-doc/files/O/2013%20Population.xlsx'#$Deaths.K6]/(/1000)" office:value-type="string" office:string-value="Err:510">
            <text:p>Err:510</text:p>
          </table:table-cell>
          <table:table-cell table:style-name="ce14" table:formula="of:=['file:///home/www/convert-doc/files/O/2013%20Population.xlsx'#$Deaths.L6]/(/1000)" office:value-type="string" office:string-value="Err:510">
            <text:p>Err:510</text:p>
          </table:table-cell>
          <table:table-cell table:style-name="ce14" table:formula="of:=['file:///home/www/convert-doc/files/O/2013%20Population.xlsx'#$Deaths.M6]/(/1000)" office:value-type="string" office:string-value="Err:510">
            <text:p>Err:510</text:p>
          </table:table-cell>
          <table:table-cell table:style-name="ce14" table:formula="of:=['file:///home/www/convert-doc/files/O/2013%20Population.xlsx'#$Deaths.N6]/(/1000)" office:value-type="string" office:string-value="Err:510">
            <text:p>Err:510</text:p>
          </table:table-cell>
          <table:table-cell table:style-name="ce14" table:formula="of:=['file:///home/www/convert-doc/files/O/2013%20Population.xlsx'#$Deaths.O6]/(/1000)" office:value-type="string" office:string-value="Err:510">
            <text:p>Err:510</text:p>
          </table:table-cell>
          <table:table-cell table:style-name="ce14" table:formula="of:=['file:///home/www/convert-doc/files/O/2013%20Population.xlsx'#$Deaths.P6]/(/1000)" office:value-type="string" office:string-value="Err:510">
            <text:p>Err:510</text:p>
          </table:table-cell>
          <table:table-cell table:style-name="ce14" table:formula="of:=['file:///home/www/convert-doc/files/O/2013%20Population.xlsx'#$Deaths.Q6]/(/1000)" office:value-type="string" office:string-value="Err:510">
            <text:p>Err:510</text:p>
          </table:table-cell>
          <table:table-cell table:style-name="ce14" table:formula="of:=['file:///home/www/convert-doc/files/O/2013%20Population.xlsx'#$Deaths.R6]/(/1000)" office:value-type="string" office:string-value="Err:510">
            <text:p>Err:510</text:p>
          </table:table-cell>
          <table:table-cell table:style-name="ce14" table:formula="of:=['file:///home/www/convert-doc/files/O/2013%20Population.xlsx'#$Deaths.S6]/(/1000)" office:value-type="string" office:string-value="Err:510">
            <text:p>Err:510</text:p>
          </table:table-cell>
          <table:table-cell table:style-name="ce14" table:formula="of:=['file:///home/www/convert-doc/files/O/2013%20Population.xlsx'#$Deaths.T6]/(/1000)" office:value-type="string" office:string-value="Err:510">
            <text:p>Err:510</text:p>
          </table:table-cell>
          <table:table-cell table:style-name="ce14" table:formula="of:=['file:///home/www/convert-doc/files/O/2013%20Population.xlsx'#$Deaths.U6]/(/1000)" office:value-type="string" office:string-value="Err:510">
            <text:p>Err:510</text:p>
          </table:table-cell>
          <table:table-cell table:style-name="ce14" table:formula="of:=['file:///home/www/convert-doc/files/O/2013%20Population.xlsx'#$Deaths.V6]/(/1000)" office:value-type="string" office:string-value="Err:510">
            <text:p>Err:510</text:p>
          </table:table-cell>
          <table:table-cell table:style-name="ce14" table:formula="of:=['file:///home/www/convert-doc/files/O/2013%20Population.xlsx'#$Deaths.W6]/(/1000)" office:value-type="string" office:string-value="Err:510">
            <text:p>Err:510</text:p>
          </table:table-cell>
          <table:table-cell table:style-name="ce14" table:formula="of:=['file:///home/www/convert-doc/files/O/2013%20Population.xlsx'#$Deaths.X6]/(/1000)" office:value-type="string" office:string-value="Err:510">
            <text:p>Err:510</text:p>
          </table:table-cell>
          <table:table-cell table:style-name="ce14" table:formula="of:=['file:///home/www/convert-doc/files/O/2013%20Population.xlsx'#$Deaths.Y6]/(/1000)" office:value-type="string" office:string-value="Err:510">
            <text:p>Err:510</text:p>
          </table:table-cell>
          <table:table-cell table:style-name="ce14" table:formula="of:=['file:///home/www/convert-doc/files/O/2013%20Population.xlsx'#$Deaths.Z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6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Gloucester County</text:p>
          </table:table-cell>
          <table:table-cell table:style-name="ce13" table:formula="of:=['file:///home/www/convert-doc/files/O/2013%20Population.xlsx'#$Deaths.B7]/(/1000)" office:value-type="string" office:string-value="Err:510">
            <text:p>Err:510</text:p>
          </table:table-cell>
          <table:table-cell table:style-name="ce13" table:formula="of:=['file:///home/www/convert-doc/files/O/2013%20Population.xlsx'#$Deaths.C7]/(/1000)" office:value-type="string" office:string-value="Err:510">
            <text:p>Err:510</text:p>
          </table:table-cell>
          <table:table-cell table:style-name="ce13" table:formula="of:=['file:///home/www/convert-doc/files/O/2013%20Population.xlsx'#$Deaths.D7]/(/1000)" office:value-type="string" office:string-value="Err:510">
            <text:p>Err:510</text:p>
          </table:table-cell>
          <table:table-cell table:style-name="ce13" table:formula="of:=['file:///home/www/convert-doc/files/O/2013%20Population.xlsx'#$Deaths.E7]/(/1000)" office:value-type="string" office:string-value="Err:510">
            <text:p>Err:510</text:p>
          </table:table-cell>
          <table:table-cell table:style-name="ce13" table:formula="of:=['file:///home/www/convert-doc/files/O/2013%20Population.xlsx'#$Deaths.F7]/(/1000)" office:value-type="string" office:string-value="Err:510">
            <text:p>Err:510</text:p>
          </table:table-cell>
          <table:table-cell table:style-name="ce13" table:formula="of:=['file:///home/www/convert-doc/files/O/2013%20Population.xlsx'#$Deaths.G7]/(/1000)" office:value-type="string" office:string-value="Err:510">
            <text:p>Err:510</text:p>
          </table:table-cell>
          <table:table-cell table:style-name="ce13" table:formula="of:=['file:///home/www/convert-doc/files/O/2013%20Population.xlsx'#$Deaths.H7]/(/1000)" office:value-type="string" office:string-value="Err:510">
            <text:p>Err:510</text:p>
          </table:table-cell>
          <table:table-cell table:style-name="ce13" table:formula="of:=['file:///home/www/convert-doc/files/O/2013%20Population.xlsx'#$Deaths.I7]/(/1000)" office:value-type="string" office:string-value="Err:510">
            <text:p>Err:510</text:p>
          </table:table-cell>
          <table:table-cell table:style-name="ce13" table:formula="of:=['file:///home/www/convert-doc/files/O/2013%20Population.xlsx'#$Deaths.J7]/(/1000)" office:value-type="string" office:string-value="Err:510">
            <text:p>Err:510</text:p>
          </table:table-cell>
          <table:table-cell table:style-name="ce13" table:formula="of:=['file:///home/www/convert-doc/files/O/2013%20Population.xlsx'#$Deaths.K7]/(/1000)" office:value-type="string" office:string-value="Err:510">
            <text:p>Err:510</text:p>
          </table:table-cell>
          <table:table-cell table:style-name="ce13" table:formula="of:=['file:///home/www/convert-doc/files/O/2013%20Population.xlsx'#$Deaths.L7]/(/1000)" office:value-type="string" office:string-value="Err:510">
            <text:p>Err:510</text:p>
          </table:table-cell>
          <table:table-cell table:style-name="ce13" table:formula="of:=['file:///home/www/convert-doc/files/O/2013%20Population.xlsx'#$Deaths.M7]/(/1000)" office:value-type="string" office:string-value="Err:510">
            <text:p>Err:510</text:p>
          </table:table-cell>
          <table:table-cell table:style-name="ce13" table:formula="of:=['file:///home/www/convert-doc/files/O/2013%20Population.xlsx'#$Deaths.N7]/(/1000)" office:value-type="string" office:string-value="Err:510">
            <text:p>Err:510</text:p>
          </table:table-cell>
          <table:table-cell table:style-name="ce13" table:formula="of:=['file:///home/www/convert-doc/files/O/2013%20Population.xlsx'#$Deaths.O7]/(/1000)" office:value-type="string" office:string-value="Err:510">
            <text:p>Err:510</text:p>
          </table:table-cell>
          <table:table-cell table:style-name="ce13" table:formula="of:=['file:///home/www/convert-doc/files/O/2013%20Population.xlsx'#$Deaths.P7]/(/1000)" office:value-type="string" office:string-value="Err:510">
            <text:p>Err:510</text:p>
          </table:table-cell>
          <table:table-cell table:style-name="ce13" table:formula="of:=['file:///home/www/convert-doc/files/O/2013%20Population.xlsx'#$Deaths.Q7]/(/1000)" office:value-type="string" office:string-value="Err:510">
            <text:p>Err:510</text:p>
          </table:table-cell>
          <table:table-cell table:style-name="ce13" table:formula="of:=['file:///home/www/convert-doc/files/O/2013%20Population.xlsx'#$Deaths.R7]/(/1000)" office:value-type="string" office:string-value="Err:510">
            <text:p>Err:510</text:p>
          </table:table-cell>
          <table:table-cell table:style-name="ce13" table:formula="of:=['file:///home/www/convert-doc/files/O/2013%20Population.xlsx'#$Deaths.S7]/(/1000)" office:value-type="string" office:string-value="Err:510">
            <text:p>Err:510</text:p>
          </table:table-cell>
          <table:table-cell table:style-name="ce13" table:formula="of:=['file:///home/www/convert-doc/files/O/2013%20Population.xlsx'#$Deaths.T7]/(/1000)" office:value-type="string" office:string-value="Err:510">
            <text:p>Err:510</text:p>
          </table:table-cell>
          <table:table-cell table:style-name="ce13" table:formula="of:=['file:///home/www/convert-doc/files/O/2013%20Population.xlsx'#$Deaths.U7]/(/1000)" office:value-type="string" office:string-value="Err:510">
            <text:p>Err:510</text:p>
          </table:table-cell>
          <table:table-cell table:style-name="ce13" table:formula="of:=['file:///home/www/convert-doc/files/O/2013%20Population.xlsx'#$Deaths.V7]/(/1000)" office:value-type="string" office:string-value="Err:510">
            <text:p>Err:510</text:p>
          </table:table-cell>
          <table:table-cell table:style-name="ce13" table:formula="of:=['file:///home/www/convert-doc/files/O/2013%20Population.xlsx'#$Deaths.W7]/(/1000)" office:value-type="string" office:string-value="Err:510">
            <text:p>Err:510</text:p>
          </table:table-cell>
          <table:table-cell table:style-name="ce13" table:formula="of:=['file:///home/www/convert-doc/files/O/2013%20Population.xlsx'#$Deaths.X7]/(/1000)" office:value-type="string" office:string-value="Err:510">
            <text:p>Err:510</text:p>
          </table:table-cell>
          <table:table-cell table:style-name="ce13" table:formula="of:=['file:///home/www/convert-doc/files/O/2013%20Population.xlsx'#$Deaths.Y7]/(/1000)" office:value-type="string" office:string-value="Err:510">
            <text:p>Err:510</text:p>
          </table:table-cell>
          <table:table-cell table:style-name="ce13" table:formula="of:=['file:///home/www/convert-doc/files/O/2013%20Population.xlsx'#$Deaths.Z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7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Hampton</text:p>
          </table:table-cell>
          <table:table-cell table:style-name="ce14" table:formula="of:=['file:///home/www/convert-doc/files/O/2013%20Population.xlsx'#$Deaths.B8]/(/1000)" office:value-type="string" office:string-value="Err:510">
            <text:p>Err:510</text:p>
          </table:table-cell>
          <table:table-cell table:style-name="ce14" table:formula="of:=['file:///home/www/convert-doc/files/O/2013%20Population.xlsx'#$Deaths.C8]/(/1000)" office:value-type="string" office:string-value="Err:510">
            <text:p>Err:510</text:p>
          </table:table-cell>
          <table:table-cell table:style-name="ce14" table:formula="of:=['file:///home/www/convert-doc/files/O/2013%20Population.xlsx'#$Deaths.D8]/(/1000)" office:value-type="string" office:string-value="Err:510">
            <text:p>Err:510</text:p>
          </table:table-cell>
          <table:table-cell table:style-name="ce14" table:formula="of:=['file:///home/www/convert-doc/files/O/2013%20Population.xlsx'#$Deaths.E8]/(/1000)" office:value-type="string" office:string-value="Err:510">
            <text:p>Err:510</text:p>
          </table:table-cell>
          <table:table-cell table:style-name="ce14" table:formula="of:=['file:///home/www/convert-doc/files/O/2013%20Population.xlsx'#$Deaths.F8]/(/1000)" office:value-type="string" office:string-value="Err:510">
            <text:p>Err:510</text:p>
          </table:table-cell>
          <table:table-cell table:style-name="ce14" table:formula="of:=['file:///home/www/convert-doc/files/O/2013%20Population.xlsx'#$Deaths.G8]/(/1000)" office:value-type="string" office:string-value="Err:510">
            <text:p>Err:510</text:p>
          </table:table-cell>
          <table:table-cell table:style-name="ce14" table:formula="of:=['file:///home/www/convert-doc/files/O/2013%20Population.xlsx'#$Deaths.H8]/(/1000)" office:value-type="string" office:string-value="Err:510">
            <text:p>Err:510</text:p>
          </table:table-cell>
          <table:table-cell table:style-name="ce14" table:formula="of:=['file:///home/www/convert-doc/files/O/2013%20Population.xlsx'#$Deaths.I8]/(/1000)" office:value-type="string" office:string-value="Err:510">
            <text:p>Err:510</text:p>
          </table:table-cell>
          <table:table-cell table:style-name="ce14" table:formula="of:=['file:///home/www/convert-doc/files/O/2013%20Population.xlsx'#$Deaths.J8]/(/1000)" office:value-type="string" office:string-value="Err:510">
            <text:p>Err:510</text:p>
          </table:table-cell>
          <table:table-cell table:style-name="ce14" table:formula="of:=['file:///home/www/convert-doc/files/O/2013%20Population.xlsx'#$Deaths.K8]/(/1000)" office:value-type="string" office:string-value="Err:510">
            <text:p>Err:510</text:p>
          </table:table-cell>
          <table:table-cell table:style-name="ce14" table:formula="of:=['file:///home/www/convert-doc/files/O/2013%20Population.xlsx'#$Deaths.L8]/(/1000)" office:value-type="string" office:string-value="Err:510">
            <text:p>Err:510</text:p>
          </table:table-cell>
          <table:table-cell table:style-name="ce14" table:formula="of:=['file:///home/www/convert-doc/files/O/2013%20Population.xlsx'#$Deaths.M8]/(/1000)" office:value-type="string" office:string-value="Err:510">
            <text:p>Err:510</text:p>
          </table:table-cell>
          <table:table-cell table:style-name="ce14" table:formula="of:=['file:///home/www/convert-doc/files/O/2013%20Population.xlsx'#$Deaths.N8]/(/1000)" office:value-type="string" office:string-value="Err:510">
            <text:p>Err:510</text:p>
          </table:table-cell>
          <table:table-cell table:style-name="ce14" table:formula="of:=['file:///home/www/convert-doc/files/O/2013%20Population.xlsx'#$Deaths.O8]/(/1000)" office:value-type="string" office:string-value="Err:510">
            <text:p>Err:510</text:p>
          </table:table-cell>
          <table:table-cell table:style-name="ce14" table:formula="of:=['file:///home/www/convert-doc/files/O/2013%20Population.xlsx'#$Deaths.P8]/(/1000)" office:value-type="string" office:string-value="Err:510">
            <text:p>Err:510</text:p>
          </table:table-cell>
          <table:table-cell table:style-name="ce14" table:formula="of:=['file:///home/www/convert-doc/files/O/2013%20Population.xlsx'#$Deaths.Q8]/(/1000)" office:value-type="string" office:string-value="Err:510">
            <text:p>Err:510</text:p>
          </table:table-cell>
          <table:table-cell table:style-name="ce14" table:formula="of:=['file:///home/www/convert-doc/files/O/2013%20Population.xlsx'#$Deaths.R8]/(/1000)" office:value-type="string" office:string-value="Err:510">
            <text:p>Err:510</text:p>
          </table:table-cell>
          <table:table-cell table:style-name="ce14" table:formula="of:=['file:///home/www/convert-doc/files/O/2013%20Population.xlsx'#$Deaths.S8]/(/1000)" office:value-type="string" office:string-value="Err:510">
            <text:p>Err:510</text:p>
          </table:table-cell>
          <table:table-cell table:style-name="ce14" table:formula="of:=['file:///home/www/convert-doc/files/O/2013%20Population.xlsx'#$Deaths.T8]/(/1000)" office:value-type="string" office:string-value="Err:510">
            <text:p>Err:510</text:p>
          </table:table-cell>
          <table:table-cell table:style-name="ce14" table:formula="of:=['file:///home/www/convert-doc/files/O/2013%20Population.xlsx'#$Deaths.U8]/(/1000)" office:value-type="string" office:string-value="Err:510">
            <text:p>Err:510</text:p>
          </table:table-cell>
          <table:table-cell table:style-name="ce14" table:formula="of:=['file:///home/www/convert-doc/files/O/2013%20Population.xlsx'#$Deaths.V8]/(/1000)" office:value-type="string" office:string-value="Err:510">
            <text:p>Err:510</text:p>
          </table:table-cell>
          <table:table-cell table:style-name="ce14" table:formula="of:=['file:///home/www/convert-doc/files/O/2013%20Population.xlsx'#$Deaths.W8]/(/1000)" office:value-type="string" office:string-value="Err:510">
            <text:p>Err:510</text:p>
          </table:table-cell>
          <table:table-cell table:style-name="ce14" table:formula="of:=['file:///home/www/convert-doc/files/O/2013%20Population.xlsx'#$Deaths.X8]/(/1000)" office:value-type="string" office:string-value="Err:510">
            <text:p>Err:510</text:p>
          </table:table-cell>
          <table:table-cell table:style-name="ce14" table:formula="of:=['file:///home/www/convert-doc/files/O/2013%20Population.xlsx'#$Deaths.Y8]/(/1000)" office:value-type="string" office:string-value="Err:510">
            <text:p>Err:510</text:p>
          </table:table-cell>
          <table:table-cell table:style-name="ce14" table:formula="of:=['file:///home/www/convert-doc/files/O/2013%20Population.xlsx'#$Deaths.Z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8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Isle of Wight County</text:p>
          </table:table-cell>
          <table:table-cell table:style-name="ce13" table:formula="of:=['file:///home/www/convert-doc/files/O/2013%20Population.xlsx'#$Deaths.B9]/(/1000)" office:value-type="string" office:string-value="Err:510">
            <text:p>Err:510</text:p>
          </table:table-cell>
          <table:table-cell table:style-name="ce13" table:formula="of:=['file:///home/www/convert-doc/files/O/2013%20Population.xlsx'#$Deaths.C9]/(/1000)" office:value-type="string" office:string-value="Err:510">
            <text:p>Err:510</text:p>
          </table:table-cell>
          <table:table-cell table:style-name="ce13" table:formula="of:=['file:///home/www/convert-doc/files/O/2013%20Population.xlsx'#$Deaths.D9]/(/1000)" office:value-type="string" office:string-value="Err:510">
            <text:p>Err:510</text:p>
          </table:table-cell>
          <table:table-cell table:style-name="ce13" table:formula="of:=['file:///home/www/convert-doc/files/O/2013%20Population.xlsx'#$Deaths.E9]/(/1000)" office:value-type="string" office:string-value="Err:510">
            <text:p>Err:510</text:p>
          </table:table-cell>
          <table:table-cell table:style-name="ce13" table:formula="of:=['file:///home/www/convert-doc/files/O/2013%20Population.xlsx'#$Deaths.F9]/(/1000)" office:value-type="string" office:string-value="Err:510">
            <text:p>Err:510</text:p>
          </table:table-cell>
          <table:table-cell table:style-name="ce13" table:formula="of:=['file:///home/www/convert-doc/files/O/2013%20Population.xlsx'#$Deaths.G9]/(/1000)" office:value-type="string" office:string-value="Err:510">
            <text:p>Err:510</text:p>
          </table:table-cell>
          <table:table-cell table:style-name="ce13" table:formula="of:=['file:///home/www/convert-doc/files/O/2013%20Population.xlsx'#$Deaths.H9]/(/1000)" office:value-type="string" office:string-value="Err:510">
            <text:p>Err:510</text:p>
          </table:table-cell>
          <table:table-cell table:style-name="ce13" table:formula="of:=['file:///home/www/convert-doc/files/O/2013%20Population.xlsx'#$Deaths.I9]/(/1000)" office:value-type="string" office:string-value="Err:510">
            <text:p>Err:510</text:p>
          </table:table-cell>
          <table:table-cell table:style-name="ce13" table:formula="of:=['file:///home/www/convert-doc/files/O/2013%20Population.xlsx'#$Deaths.J9]/(/1000)" office:value-type="string" office:string-value="Err:510">
            <text:p>Err:510</text:p>
          </table:table-cell>
          <table:table-cell table:style-name="ce13" table:formula="of:=['file:///home/www/convert-doc/files/O/2013%20Population.xlsx'#$Deaths.K9]/(/1000)" office:value-type="string" office:string-value="Err:510">
            <text:p>Err:510</text:p>
          </table:table-cell>
          <table:table-cell table:style-name="ce13" table:formula="of:=['file:///home/www/convert-doc/files/O/2013%20Population.xlsx'#$Deaths.L9]/(/1000)" office:value-type="string" office:string-value="Err:510">
            <text:p>Err:510</text:p>
          </table:table-cell>
          <table:table-cell table:style-name="ce13" table:formula="of:=['file:///home/www/convert-doc/files/O/2013%20Population.xlsx'#$Deaths.M9]/(/1000)" office:value-type="string" office:string-value="Err:510">
            <text:p>Err:510</text:p>
          </table:table-cell>
          <table:table-cell table:style-name="ce13" table:formula="of:=['file:///home/www/convert-doc/files/O/2013%20Population.xlsx'#$Deaths.N9]/(/1000)" office:value-type="string" office:string-value="Err:510">
            <text:p>Err:510</text:p>
          </table:table-cell>
          <table:table-cell table:style-name="ce13" table:formula="of:=['file:///home/www/convert-doc/files/O/2013%20Population.xlsx'#$Deaths.O9]/(/1000)" office:value-type="string" office:string-value="Err:510">
            <text:p>Err:510</text:p>
          </table:table-cell>
          <table:table-cell table:style-name="ce13" table:formula="of:=['file:///home/www/convert-doc/files/O/2013%20Population.xlsx'#$Deaths.P9]/(/1000)" office:value-type="string" office:string-value="Err:510">
            <text:p>Err:510</text:p>
          </table:table-cell>
          <table:table-cell table:style-name="ce13" table:formula="of:=['file:///home/www/convert-doc/files/O/2013%20Population.xlsx'#$Deaths.Q9]/(/1000)" office:value-type="string" office:string-value="Err:510">
            <text:p>Err:510</text:p>
          </table:table-cell>
          <table:table-cell table:style-name="ce13" table:formula="of:=['file:///home/www/convert-doc/files/O/2013%20Population.xlsx'#$Deaths.R9]/(/1000)" office:value-type="string" office:string-value="Err:510">
            <text:p>Err:510</text:p>
          </table:table-cell>
          <table:table-cell table:style-name="ce13" table:formula="of:=['file:///home/www/convert-doc/files/O/2013%20Population.xlsx'#$Deaths.S9]/(/1000)" office:value-type="string" office:string-value="Err:510">
            <text:p>Err:510</text:p>
          </table:table-cell>
          <table:table-cell table:style-name="ce13" table:formula="of:=['file:///home/www/convert-doc/files/O/2013%20Population.xlsx'#$Deaths.T9]/(/1000)" office:value-type="string" office:string-value="Err:510">
            <text:p>Err:510</text:p>
          </table:table-cell>
          <table:table-cell table:style-name="ce13" table:formula="of:=['file:///home/www/convert-doc/files/O/2013%20Population.xlsx'#$Deaths.U9]/(/1000)" office:value-type="string" office:string-value="Err:510">
            <text:p>Err:510</text:p>
          </table:table-cell>
          <table:table-cell table:style-name="ce13" table:formula="of:=['file:///home/www/convert-doc/files/O/2013%20Population.xlsx'#$Deaths.V9]/(/1000)" office:value-type="string" office:string-value="Err:510">
            <text:p>Err:510</text:p>
          </table:table-cell>
          <table:table-cell table:style-name="ce13" table:formula="of:=['file:///home/www/convert-doc/files/O/2013%20Population.xlsx'#$Deaths.W9]/(/1000)" office:value-type="string" office:string-value="Err:510">
            <text:p>Err:510</text:p>
          </table:table-cell>
          <table:table-cell table:style-name="ce13" table:formula="of:=['file:///home/www/convert-doc/files/O/2013%20Population.xlsx'#$Deaths.X9]/(/1000)" office:value-type="string" office:string-value="Err:510">
            <text:p>Err:510</text:p>
          </table:table-cell>
          <table:table-cell table:style-name="ce13" table:formula="of:=['file:///home/www/convert-doc/files/O/2013%20Population.xlsx'#$Deaths.Y9]/(/1000)" office:value-type="string" office:string-value="Err:510">
            <text:p>Err:510</text:p>
          </table:table-cell>
          <table:table-cell table:style-name="ce13" table:formula="of:=['file:///home/www/convert-doc/files/O/2013%20Population.xlsx'#$Deaths.Z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9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James City County</text:p>
          </table:table-cell>
          <table:table-cell table:style-name="ce14" table:formula="of:=['file:///home/www/convert-doc/files/O/2013%20Population.xlsx'#$Deaths.B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C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D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E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F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G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H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I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J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K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L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M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N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O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P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Q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R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S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T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U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V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W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X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Y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Z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1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10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Newport News</text:p>
          </table:table-cell>
          <table:table-cell table:style-name="ce13" table:formula="of:=['file:///home/www/convert-doc/files/O/2013%20Population.xlsx'#$Deaths.B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C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D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E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F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G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H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I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J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K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L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M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N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O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P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Q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R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S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T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U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V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W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X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Y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Z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11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11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Norfolk</text:p>
          </table:table-cell>
          <table:table-cell table:style-name="ce14" table:formula="of:=['file:///home/www/convert-doc/files/O/2013%20Population.xlsx'#$Deaths.B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C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D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E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F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G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H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I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J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K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L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M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N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O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P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Q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R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S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T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U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V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W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X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Y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Z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12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12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Poquoson</text:p>
          </table:table-cell>
          <table:table-cell table:style-name="ce15" table:formula="of:=['file:///home/www/convert-doc/files/O/2013%20Population.xlsx'#$Deaths.B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C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D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E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F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G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H13]/(/1000)" office:value-type="string" office:string-value="Err:510">
            <text:p>Err:510</text:p>
          </table:table-cell>
          <table:table-cell table:style-name="ce15" table:formula="of:=['file:///home/www/convert-doc/files/O/2013%20Population.xlsx'#$Deaths.I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J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K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L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M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N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O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P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Q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R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S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T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U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V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W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X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Y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Z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13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13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Portsmouth</text:p>
          </table:table-cell>
          <table:table-cell table:style-name="ce14" table:formula="of:=['file:///home/www/convert-doc/files/O/2013%20Population.xlsx'#$Deaths.B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C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D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E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F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G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H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I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J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K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L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M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N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O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P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Q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R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S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T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U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V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W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X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Y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Z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14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14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Southampton County</text:p>
          </table:table-cell>
          <table:table-cell table:style-name="ce13" table:formula="of:=['file:///home/www/convert-doc/files/O/2013%20Population.xlsx'#$Deaths.B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C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D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E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F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G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H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I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J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K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L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M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N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O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P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Q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R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S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T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U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V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W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X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Y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Z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15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15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Suffolk</text:p>
          </table:table-cell>
          <table:table-cell table:style-name="ce14" table:formula="of:=['file:///home/www/convert-doc/files/O/2013%20Population.xlsx'#$Deaths.B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C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D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E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F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G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H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I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J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K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L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M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N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O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P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Q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R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S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T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U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V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W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X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Y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Z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16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16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Surry County</text:p>
          </table:table-cell>
          <table:table-cell table:style-name="ce13" table:formula="of:=['file:///home/www/convert-doc/files/O/2013%20Population.xlsx'#$Deaths.B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C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D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E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F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G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H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I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J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K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L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M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N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O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P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Q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R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S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T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U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V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W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X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Y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Z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17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17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Virginia Beach</text:p>
          </table:table-cell>
          <table:table-cell table:style-name="ce14" table:formula="of:=['file:///home/www/convert-doc/files/O/2013%20Population.xlsx'#$Deaths.B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C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D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E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F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G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H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I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J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K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L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M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N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O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P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Q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R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S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T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U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V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W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X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Y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Z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18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18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6" office:value-type="string">
            <text:p>Williamsburg</text:p>
          </table:table-cell>
          <table:table-cell table:style-name="ce13" table:formula="of:=['file:///home/www/convert-doc/files/O/2013%20Population.xlsx'#$Deaths.B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C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D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E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F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G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H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I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J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K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L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M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N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O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P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Q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R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S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T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U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V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W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X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Y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Z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A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B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C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D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E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F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G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H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I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J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K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L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M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N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O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P19]/(/1000)" office:value-type="string" office:string-value="Err:510">
            <text:p>Err:510</text:p>
          </table:table-cell>
          <table:table-cell table:style-name="ce13" table:formula="of:=['file:///home/www/convert-doc/files/O/2013%20Population.xlsx'#$Deaths.AQ19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7" office:value-type="string">
            <text:p>York County</text:p>
          </table:table-cell>
          <table:table-cell table:style-name="ce14" table:formula="of:=['file:///home/www/convert-doc/files/O/2013%20Population.xlsx'#$Deaths.B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C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D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E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F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G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H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I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J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K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L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M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N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O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P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Q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R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S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T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U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V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W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X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Y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Z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A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B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C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D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E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F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G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H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I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J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K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L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M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N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O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P20]/(/1000)" office:value-type="string" office:string-value="Err:510">
            <text:p>Err:510</text:p>
          </table:table-cell>
          <table:table-cell table:style-name="ce14" table:formula="of:=['file:///home/www/convert-doc/files/O/2013%20Population.xlsx'#$Deaths.AQ20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8" office:value-type="string">
            <text:p>Hampton Roads</text:p>
          </table:table-cell>
          <table:table-cell table:style-name="ce16" table:formula="of:=['file:///home/www/convert-doc/files/O/2013%20Population.xlsx'#$Deaths.B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C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D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E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F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G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H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I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J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K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L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M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N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O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P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Q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R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S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T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U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V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W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X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Y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Z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A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B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C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D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E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F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G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H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I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J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K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L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M21]/(/1000)" office:value-type="string" office:string-value="Err:510">
            <text:p>Err:510</text:p>
          </table:table-cell>
          <table:table-cell table:style-name="ce21" table:formula="of:=['file:///home/www/convert-doc/files/O/2013%20Population.xlsx'#$Deaths.AN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O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P21]/(/1000)" office:value-type="string" office:string-value="Err:510">
            <text:p>Err:510</text:p>
          </table:table-cell>
          <table:table-cell table:style-name="ce16" table:formula="of:=['file:///home/www/convert-doc/files/O/2013%20Population.xlsx'#$Deaths.AQ21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Virginia</text:p>
          </table:table-cell>
          <table:table-cell table:style-name="ce17" table:formula="of:=['file:///home/www/convert-doc/files/O/2013%20Population.xlsx'#$Deaths.B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C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D22]/(/1000)" office:value-type="string" office:string-value="Err:510">
            <text:p>Err:510</text:p>
          </table:table-cell>
          <table:table-cell table:style-name="ce20" table:formula="of:=['file:///home/www/convert-doc/files/O/2013%20Population.xlsx'#$Deaths.E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F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G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H22]/(/1000)" office:value-type="string" office:string-value="Err:510">
            <text:p>Err:510</text:p>
          </table:table-cell>
          <table:table-cell table:style-name="ce17" table:formula="of:=['file:///home/www/convert-doc/files/O/2013%20Population.xlsx'#$Deaths.I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J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K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L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M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N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O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P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Q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R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S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T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U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V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W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X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Y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Z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AA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AB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AC22]/(/1000)" office:value-type="string" office:string-value="Err:510">
            <text:p>Err:510</text:p>
          </table:table-cell>
          <table:table-cell table:style-name="ce22" table:formula="of:=['file:///home/www/convert-doc/files/O/2013%20Population.xlsx'#$Deaths.AD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E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F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G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H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I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J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K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L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M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N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O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P22]/(/1000)" office:value-type="string" office:string-value="Err:510">
            <text:p>Err:510</text:p>
          </table:table-cell>
          <table:table-cell table:style-name="ce27" table:formula="of:=['file:///home/www/convert-doc/files/O/2013%20Population.xlsx'#$Deaths.AQ22]/(/1000)" office:value-type="string" office:string-value="Err:510">
            <text:p>Err:510</text:p>
          </table:table-cell>
          <table:table-cell table:number-columns-repeated="981"/>
        </table:table-row>
        <table:table-row table:style-name="ro2">
          <table:table-cell/>
          <table:table-cell table:style-name="ce18"/>
          <table:table-cell table:number-columns-repeated="13"/>
          <table:table-cell table:style-name="ce23" table:number-columns-repeated="2"/>
          <table:table-cell table:number-columns-repeated="3"/>
          <table:table-cell table:style-name="ce26" table:number-columns-repeated="2"/>
          <table:table-cell table:number-columns-repeated="1002"/>
        </table:table-row>
        <table:table-row table:style-name="ro2" table:number-rows-repeated="2">
          <table:table-cell table:number-columns-repeated="15"/>
          <table:table-cell table:style-name="ce23" table:number-columns-repeated="2"/>
          <table:table-cell table:number-columns-repeated="3"/>
          <table:table-cell table:style-name="ce26" table:number-columns-repeated="2"/>
          <table:table-cell table:number-columns-repeated="1002"/>
        </table:table-row>
        <table:table-row table:style-name="ro2" table:number-rows-repeated="6">
          <table:table-cell table:number-columns-repeated="20"/>
          <table:table-cell table:style-name="ce26" table:number-columns-repeated="2"/>
          <table:table-cell table:number-columns-repeated="1002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www/convert-doc/files/O/2013%20Population.xlsx'#Deaths" table:print="false" table:style-name="ta_extref">
        <table:table-source xlink:href="../2013%20Population.xlsx" table:table-name="Deaths" table:mode="copy-results-only"/>
        <table:table-row table:number-rows-repeated="4">
          <table:table-cell table:number-columns-repeated="43"/>
        </table:table-row>
        <table:table-row>
          <table:table-cell/>
          <table:table-cell table:style-name="ce1" office:value-type="float" office:value="624">
            <text:p>624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092">
            <text:p>1092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1279">
            <text:p>1279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1246">
            <text:p>1246</text:p>
          </table:table-cell>
          <table:table-cell table:style-name="ce1" office:value-type="float" office:value="1319">
            <text:p>1319</text:p>
          </table:table-cell>
          <table:table-cell table:style-name="ce1" office:value-type="float" office:value="1368">
            <text:p>1368</text:p>
          </table:table-cell>
          <table:table-cell table:style-name="ce1" office:value-type="float" office:value="1357">
            <text:p>1357</text:p>
          </table:table-cell>
          <table:table-cell table:style-name="ce1" office:value-type="float" office:value="1363">
            <text:p>1363</text:p>
          </table:table-cell>
          <table:table-cell table:style-name="ce1" office:value-type="float" office:value="1459">
            <text:p>1459</text:p>
          </table:table-cell>
          <table:table-cell table:style-name="ce1" office:value-type="float" office:value="1380">
            <text:p>1380</text:p>
          </table:table-cell>
          <table:table-cell table:style-name="ce1" office:value-type="float" office:value="1425">
            <text:p>1425</text:p>
          </table:table-cell>
          <table:table-cell table:style-name="ce1" office:value-type="float" office:value="1470">
            <text:p>1470</text:p>
          </table:table-cell>
          <table:table-cell table:style-name="ce1" office:value-type="float" office:value="1437">
            <text:p>1437</text:p>
          </table:table-cell>
          <table:table-cell table:style-name="ce1" office:value-type="float" office:value="1516">
            <text:p>1516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1471">
            <text:p>1471</text:p>
          </table:table-cell>
          <table:table-cell table:style-name="ce1" office:value-type="float" office:value="1560">
            <text:p>1560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</table:table-row>
        <table:table-row>
          <table:table-cell/>
          <table:table-cell table:style-name="ce1" office:value-type="float" office:value="160">
            <text:p>160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42">
            <text:p>342</text:p>
          </table:table-cell>
        </table:table-row>
        <table:table-row>
          <table:table-cell/>
          <table:table-cell table:style-name="ce1" office:value-type="float" office:value="736">
            <text:p>736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1083">
            <text:p>1083</text:p>
          </table:table-cell>
          <table:table-cell table:style-name="ce1" office:value-type="float" office:value="1098">
            <text:p>1098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149">
            <text:p>1149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1125">
            <text:p>1125</text:p>
          </table:table-cell>
          <table:table-cell table:style-name="ce1" office:value-type="float" office:value="1150">
            <text:p>1150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1090">
            <text:p>1090</text:p>
          </table:table-cell>
        </table:table-row>
        <table:table-row>
          <table:table-cell/>
          <table:table-cell table:style-name="ce1" office:value-type="float" office:value="185">
            <text:p>185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9">
            <text:p>339</text:p>
          </table:table-cell>
        </table:table-row>
        <table:table-row>
          <table:table-cell/>
          <table:table-cell table:style-name="ce1" office:value-type="float" office:value="102">
            <text:p>10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618">
            <text:p>618</text:p>
          </table:table-cell>
        </table:table-row>
        <table:table-row>
          <table:table-cell/>
          <table:table-cell table:style-name="ce1" office:value-type="float" office:value="909">
            <text:p>909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1099">
            <text:p>1099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82">
            <text:p>1082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1259">
            <text:p>1259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1184">
            <text:p>1184</text:p>
          </table:table-cell>
          <table:table-cell table:style-name="ce1" office:value-type="float" office:value="1235">
            <text:p>1235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1238">
            <text:p>1238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1391">
            <text:p>1391</text:p>
          </table:table-cell>
          <table:table-cell table:style-name="ce1" office:value-type="float" office:value="1422">
            <text:p>1422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410">
            <text:p>1410</text:p>
          </table:table-cell>
          <table:table-cell table:style-name="ce1" office:value-type="float" office:value="1460">
            <text:p>1460</text:p>
          </table:table-cell>
          <table:table-cell table:style-name="ce1" office:value-type="float" office:value="1473">
            <text:p>1473</text:p>
          </table:table-cell>
          <table:table-cell table:style-name="ce1" office:value-type="float" office:value="1409">
            <text:p>1409</text:p>
          </table:table-cell>
          <table:table-cell table:style-name="ce1" office:value-type="float" office:value="1375">
            <text:p>1375</text:p>
          </table:table-cell>
          <table:table-cell table:style-name="ce1" office:value-type="float" office:value="1422">
            <text:p>1422</text:p>
          </table:table-cell>
          <table:table-cell table:style-name="ce1" office:value-type="float" office:value="1371">
            <text:p>1371</text:p>
          </table:table-cell>
          <table:table-cell table:style-name="ce1" office:value-type="float" office:value="1417">
            <text:p>1417</text:p>
          </table:table-cell>
          <table:table-cell table:style-name="ce1" office:value-type="float" office:value="1348">
            <text:p>1348</text:p>
          </table:table-cell>
          <table:table-cell table:style-name="ce1" office:value-type="float" office:value="1344">
            <text:p>1344</text:p>
          </table:table-cell>
          <table:table-cell table:style-name="ce1" office:value-type="float" office:value="1342">
            <text:p>1342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380">
            <text:p>1380</text:p>
          </table:table-cell>
          <table:table-cell table:style-name="ce1" office:value-type="float" office:value="1394">
            <text:p>1394</text:p>
          </table:table-cell>
        </table:table-row>
        <table:table-row>
          <table:table-cell/>
          <table:table-cell table:style-name="ce1" office:value-type="float" office:value="2466">
            <text:p>2466</text:p>
          </table:table-cell>
          <table:table-cell table:style-name="ce1" office:value-type="float" office:value="2498">
            <text:p>2498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2609">
            <text:p>2609</text:p>
          </table:table-cell>
          <table:table-cell table:style-name="ce1" office:value-type="float" office:value="2526">
            <text:p>2526</text:p>
          </table:table-cell>
          <table:table-cell table:style-name="ce1" office:value-type="float" office:value="2279">
            <text:p>2279</text:p>
          </table:table-cell>
          <table:table-cell table:style-name="ce1" office:value-type="float" office:value="2440">
            <text:p>2440</text:p>
          </table:table-cell>
          <table:table-cell table:style-name="ce1" office:value-type="float" office:value="2304">
            <text:p>2304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2217">
            <text:p>2217</text:p>
          </table:table-cell>
          <table:table-cell table:style-name="ce1" office:value-type="float" office:value="2420">
            <text:p>2420</text:p>
          </table:table-cell>
          <table:table-cell table:style-name="ce1" office:value-type="float" office:value="2230">
            <text:p>2230</text:p>
          </table:table-cell>
          <table:table-cell table:style-name="ce1" office:value-type="float" office:value="2124">
            <text:p>2124</text:p>
          </table:table-cell>
          <table:table-cell table:style-name="ce1" office:value-type="float" office:value="2230">
            <text:p>2230</text:p>
          </table:table-cell>
          <table:table-cell table:style-name="ce1" office:value-type="float" office:value="2276">
            <text:p>2276</text:p>
          </table:table-cell>
          <table:table-cell table:style-name="ce1" office:value-type="float" office:value="2295">
            <text:p>2295</text:p>
          </table:table-cell>
          <table:table-cell table:style-name="ce1" office:value-type="float" office:value="2310">
            <text:p>2310</text:p>
          </table:table-cell>
          <table:table-cell table:style-name="ce1" office:value-type="float" office:value="2279">
            <text:p>2279</text:p>
          </table:table-cell>
          <table:table-cell table:style-name="ce1" office:value-type="float" office:value="2330">
            <text:p>2330</text:p>
          </table:table-cell>
          <table:table-cell table:style-name="ce1" office:value-type="float" office:value="2241">
            <text:p>2241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2247">
            <text:p>2247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2208">
            <text:p>2208</text:p>
          </table:table-cell>
          <table:table-cell table:style-name="ce1" office:value-type="float" office:value="2331">
            <text:p>2331</text:p>
          </table:table-cell>
          <table:table-cell table:style-name="ce1" office:value-type="float" office:value="2227">
            <text:p>2227</text:p>
          </table:table-cell>
          <table:table-cell table:style-name="ce1" office:value-type="float" office:value="2183">
            <text:p>2183</text:p>
          </table:table-cell>
          <table:table-cell table:style-name="ce1" office:value-type="float" office:value="2087">
            <text:p>2087</text:p>
          </table:table-cell>
          <table:table-cell table:style-name="ce1" office:value-type="float" office:value="2042">
            <text:p>2042</text:p>
          </table:table-cell>
          <table:table-cell table:style-name="ce1" office:value-type="float" office:value="2017">
            <text:p>2017</text:p>
          </table:table-cell>
          <table:table-cell table:style-name="ce1" office:value-type="float" office:value="2073">
            <text:p>2073</text:p>
          </table:table-cell>
          <table:table-cell table:style-name="ce1" office:value-type="float" office:value="2096">
            <text:p>209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958">
            <text:p>1958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2019">
            <text:p>2019</text:p>
          </table:table-cell>
          <table:table-cell table:style-name="ce1" office:value-type="float" office:value="2078">
            <text:p>2078</text:p>
          </table:table-cell>
          <table:table-cell table:style-name="ce1" office:value-type="float" office:value="1876">
            <text:p>1876</text:p>
          </table:table-cell>
          <table:table-cell table:style-name="ce1" office:value-type="float" office:value="1975">
            <text:p>1975</text:p>
          </table:table-cell>
          <table:table-cell table:style-name="ce1" office:value-type="float" office:value="1865">
            <text:p>1865</text:p>
          </table:table-cell>
          <table:table-cell table:style-name="ce1" office:value-type="float" office:value="1852">
            <text:p>1852</text:p>
          </table:table-cell>
        </table:table-row>
        <table:table-row>
          <table:table-cell/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93">
            <text:p>93</text:p>
          </table:table-cell>
        </table:table-row>
        <table:table-row>
          <table:table-cell/>
          <table:table-cell table:style-name="ce1" office:value-type="float" office:value="1085">
            <text:p>1085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1121">
            <text:p>1121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078">
            <text:p>1078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077">
            <text:p>1077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1108">
            <text:p>1108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158">
            <text:p>1158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067">
            <text:p>1067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59">
            <text:p>1059</text:p>
          </table:table-cell>
        </table:table-row>
        <table:table-row>
          <table:table-cell/>
          <table:table-cell table:style-name="ce1" office:value-type="float" office:value="207">
            <text:p>20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3">
            <text:p>183</text:p>
          </table:table-cell>
        </table:table-row>
        <table:table-row>
          <table:table-cell/>
          <table:table-cell table:style-name="ce1" office:value-type="float" office:value="156">
            <text:p>156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705">
            <text:p>705</text:p>
          </table:table-cell>
        </table:table-row>
        <table:table-row>
          <table:table-cell/>
          <table:table-cell table:style-name="ce1" office:value-type="float" office:value="67">
            <text:p>6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62">
            <text:p>62</text:p>
          </table:table-cell>
        </table:table-row>
        <table:table-row>
          <table:table-cell/>
          <table:table-cell table:style-name="ce1" office:value-type="float" office:value="739">
            <text:p>739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185">
            <text:p>1185</text:p>
          </table:table-cell>
          <table:table-cell table:style-name="ce1" office:value-type="float" office:value="1293">
            <text:p>1293</text:p>
          </table:table-cell>
          <table:table-cell table:style-name="ce1" office:value-type="float" office:value="1252">
            <text:p>1252</text:p>
          </table:table-cell>
          <table:table-cell table:style-name="ce1" office:value-type="float" office:value="1385">
            <text:p>1385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1461">
            <text:p>1461</text:p>
          </table:table-cell>
          <table:table-cell table:style-name="ce1" office:value-type="float" office:value="1629">
            <text:p>1629</text:p>
          </table:table-cell>
          <table:table-cell table:style-name="ce1" office:value-type="float" office:value="1649">
            <text:p>1649</text:p>
          </table:table-cell>
          <table:table-cell table:style-name="ce1" office:value-type="float" office:value="1688">
            <text:p>1688</text:p>
          </table:table-cell>
          <table:table-cell table:style-name="ce1" office:value-type="float" office:value="1741">
            <text:p>1741</text:p>
          </table:table-cell>
          <table:table-cell table:style-name="ce1" office:value-type="float" office:value="1794">
            <text:p>1794</text:p>
          </table:table-cell>
          <table:table-cell table:style-name="ce1" office:value-type="float" office:value="1856">
            <text:p>1856</text:p>
          </table:table-cell>
          <table:table-cell table:style-name="ce1" office:value-type="float" office:value="1934">
            <text:p>1934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2161">
            <text:p>2161</text:p>
          </table:table-cell>
          <table:table-cell table:style-name="ce1" office:value-type="float" office:value="2215">
            <text:p>2215</text:p>
          </table:table-cell>
          <table:table-cell table:style-name="ce1" office:value-type="float" office:value="2252">
            <text:p>2252</text:p>
          </table:table-cell>
          <table:table-cell table:style-name="ce1" office:value-type="float" office:value="2421">
            <text:p>2421</text:p>
          </table:table-cell>
          <table:table-cell table:style-name="ce1" office:value-type="float" office:value="2350">
            <text:p>2350</text:p>
          </table:table-cell>
          <table:table-cell table:style-name="ce1" office:value-type="float" office:value="2450">
            <text:p>2450</text:p>
          </table:table-cell>
          <table:table-cell table:style-name="ce1" office:value-type="float" office:value="2527">
            <text:p>2527</text:p>
          </table:table-cell>
          <table:table-cell table:style-name="ce1" office:value-type="float" office:value="2634">
            <text:p>2634</text:p>
          </table:table-cell>
          <table:table-cell table:style-name="ce1" office:value-type="float" office:value="2549">
            <text:p>2549</text:p>
          </table:table-cell>
          <table:table-cell table:style-name="ce1" office:value-type="float" office:value="2609">
            <text:p>2609</text:p>
          </table:table-cell>
          <table:table-cell table:style-name="ce1" office:value-type="float" office:value="2558">
            <text:p>2558</text:p>
          </table:table-cell>
          <table:table-cell table:style-name="ce1" office:value-type="float" office:value="2637">
            <text:p>2637</text:p>
          </table:table-cell>
          <table:table-cell table:style-name="ce1" office:value-type="float" office:value="2647">
            <text:p>2647</text:p>
          </table:table-cell>
          <table:table-cell table:style-name="ce1" office:value-type="float" office:value="2696">
            <text:p>2696</text:p>
          </table:table-cell>
          <table:table-cell table:style-name="ce1" office:value-type="float" office:value="2744">
            <text:p>2744</text:p>
          </table:table-cell>
          <table:table-cell table:style-name="ce1" office:value-type="float" office:value="2755">
            <text:p>2755</text:p>
          </table:table-cell>
        </table:table-row>
        <table:table-row>
          <table:table-cell/>
          <table:table-cell table:style-name="ce1" office:value-type="float" office:value="51">
            <text:p>5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03">
            <text:p>103</text:p>
          </table:table-cell>
        </table:table-row>
        <table:table-row>
          <table:table-cell/>
          <table:table-cell table:style-name="ce1" office:value-type="float" office:value="169">
            <text:p>169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403">
            <text:p>403</text:p>
          </table:table-cell>
        </table:table-row>
        <table:table-row>
          <table:table-cell/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string">
            <text:p>NA     </text:p>
          </table:table-cell>
          <table:table-cell table:style-name="ce1" office:value-type="float" office:value="8335">
            <text:p>8335</text:p>
          </table:table-cell>
          <table:table-cell table:style-name="ce1" office:value-type="float" office:value="8506">
            <text:p>8506</text:p>
          </table:table-cell>
          <table:table-cell table:style-name="ce1" office:value-type="float" office:value="8333">
            <text:p>8333</text:p>
          </table:table-cell>
          <table:table-cell table:style-name="ce1" office:value-type="float" office:value="8679">
            <text:p>8679</text:p>
          </table:table-cell>
          <table:table-cell table:style-name="ce1" office:value-type="float" office:value="8498">
            <text:p>8498</text:p>
          </table:table-cell>
          <table:table-cell table:style-name="ce1" office:value-type="float" office:value="9139">
            <text:p>9139</text:p>
          </table:table-cell>
          <table:table-cell table:style-name="ce1" office:value-type="float" office:value="8963">
            <text:p>8963</text:p>
          </table:table-cell>
          <table:table-cell table:style-name="ce1" office:value-type="float" office:value="8627">
            <text:p>8627</text:p>
          </table:table-cell>
          <table:table-cell table:style-name="ce1" office:value-type="float" office:value="9138">
            <text:p>9138</text:p>
          </table:table-cell>
          <table:table-cell table:style-name="ce1" office:value-type="float" office:value="9503">
            <text:p>9503</text:p>
          </table:table-cell>
          <table:table-cell table:style-name="ce1" office:value-type="float" office:value="9612">
            <text:p>9612</text:p>
          </table:table-cell>
          <table:table-cell table:style-name="ce1" office:value-type="float" office:value="10058">
            <text:p>10058</text:p>
          </table:table-cell>
          <table:table-cell table:style-name="ce1" office:value-type="float" office:value="10011">
            <text:p>10011</text:p>
          </table:table-cell>
          <table:table-cell table:style-name="ce1" office:value-type="float" office:value="10212">
            <text:p>10212</text:p>
          </table:table-cell>
          <table:table-cell table:style-name="ce1" office:value-type="float" office:value="10195">
            <text:p>10195</text:p>
          </table:table-cell>
          <table:table-cell table:style-name="ce1" office:value-type="float" office:value="10482">
            <text:p>10482</text:p>
          </table:table-cell>
          <table:table-cell table:style-name="ce1" office:value-type="float" office:value="10536">
            <text:p>10536</text:p>
          </table:table-cell>
          <table:table-cell table:style-name="ce1" office:value-type="float" office:value="10737">
            <text:p>10737</text:p>
          </table:table-cell>
          <table:table-cell table:style-name="ce1" office:value-type="float" office:value="11146">
            <text:p>11146</text:p>
          </table:table-cell>
          <table:table-cell table:style-name="ce1" office:value-type="float" office:value="11069">
            <text:p>11069</text:p>
          </table:table-cell>
          <table:table-cell table:style-name="ce1" office:value-type="float" office:value="11568">
            <text:p>11568</text:p>
          </table:table-cell>
          <table:table-cell table:style-name="ce1" office:value-type="float" office:value="11400">
            <text:p>11400</text:p>
          </table:table-cell>
          <table:table-cell table:style-name="ce1" office:value-type="float" office:value="11420">
            <text:p>11420</text:p>
          </table:table-cell>
          <table:table-cell table:style-name="ce1" office:value-type="float" office:value="11683">
            <text:p>11683</text:p>
          </table:table-cell>
          <table:table-cell table:style-name="ce1" office:value-type="float" office:value="11977">
            <text:p>11977</text:p>
          </table:table-cell>
          <table:table-cell table:style-name="ce1" office:value-type="float" office:value="11911">
            <text:p>11911</text:p>
          </table:table-cell>
          <table:table-cell table:style-name="ce1" office:value-type="float" office:value="11964">
            <text:p>11964</text:p>
          </table:table-cell>
          <table:table-cell table:style-name="ce1" office:value-type="float" office:value="12251">
            <text:p>12251</text:p>
          </table:table-cell>
          <table:table-cell table:style-name="ce1" office:value-type="float" office:value="12370">
            <text:p>12370</text:p>
          </table:table-cell>
          <table:table-cell table:style-name="ce1" office:value-type="float" office:value="12155">
            <text:p>12155</text:p>
          </table:table-cell>
          <table:table-cell table:style-name="ce1" office:value-type="float" office:value="12029">
            <text:p>12029</text:p>
          </table:table-cell>
          <table:table-cell table:style-name="ce1" office:value-type="float" office:value="12122">
            <text:p>12122</text:p>
          </table:table-cell>
          <table:table-cell table:style-name="ce1" office:value-type="float" office:value="12543">
            <text:p>12543</text:p>
          </table:table-cell>
          <table:table-cell table:style-name="ce1" office:value-type="float" office:value="12378">
            <text:p>12378</text:p>
          </table:table-cell>
          <table:table-cell table:style-name="ce1" office:value-type="float" office:value="12544">
            <text:p>12544</text:p>
          </table:table-cell>
          <table:table-cell table:style-name="ce1" office:value-type="float" office:value="12556">
            <text:p>12556</text:p>
          </table:table-cell>
          <table:table-cell table:style-name="ce1" office:value-type="float" office:value="12689">
            <text:p>12689</text:p>
          </table:table-cell>
        </table:table-row>
        <table:table-row>
          <table:table-cell/>
          <table:table-cell table:style-name="ce1" office:value-type="float" office:value="39009">
            <text:p>39009</text:p>
          </table:table-cell>
          <table:table-cell table:style-name="ce1" office:value-type="float" office:value="39464">
            <text:p>39464</text:p>
          </table:table-cell>
          <table:table-cell table:style-name="ce1" office:value-type="float" office:value="40886">
            <text:p>40886</text:p>
          </table:table-cell>
          <table:table-cell table:style-name="ce1" office:value-type="float" office:value="41103">
            <text:p>41103</text:p>
          </table:table-cell>
          <table:table-cell table:style-name="ce1" office:value-type="float" office:value="40561">
            <text:p>40561</text:p>
          </table:table-cell>
          <table:table-cell table:style-name="ce1" office:value-type="float" office:value="39543">
            <text:p>39543</text:p>
          </table:table-cell>
          <table:table-cell table:style-name="ce1" office:value-type="float" office:value="40056">
            <text:p>40056</text:p>
          </table:table-cell>
          <table:table-cell table:style-name="ce1" office:value-type="float" office:value="39744">
            <text:p>39744</text:p>
          </table:table-cell>
          <table:table-cell table:style-name="ce1" office:value-type="float" office:value="40649">
            <text:p>40649</text:p>
          </table:table-cell>
          <table:table-cell table:style-name="ce1" office:value-type="float" office:value="40798">
            <text:p>40798</text:p>
          </table:table-cell>
          <table:table-cell table:style-name="ce1" office:value-type="float" office:value="42496">
            <text:p>42496</text:p>
          </table:table-cell>
          <table:table-cell table:style-name="ce1" office:value-type="float" office:value="42199">
            <text:p>42199</text:p>
          </table:table-cell>
          <table:table-cell table:style-name="ce1" office:value-type="float" office:value="41897">
            <text:p>41897</text:p>
          </table:table-cell>
          <table:table-cell table:style-name="ce1" office:value-type="float" office:value="43734">
            <text:p>43734</text:p>
          </table:table-cell>
          <table:table-cell table:style-name="ce1" office:value-type="float" office:value="44252">
            <text:p>44252</text:p>
          </table:table-cell>
          <table:table-cell table:style-name="ce1" office:value-type="float" office:value="45236">
            <text:p>45236</text:p>
          </table:table-cell>
          <table:table-cell table:style-name="ce1" office:value-type="float" office:value="46476">
            <text:p>46476</text:p>
          </table:table-cell>
          <table:table-cell table:style-name="ce1" office:value-type="float" office:value="46618">
            <text:p>46618</text:p>
          </table:table-cell>
          <table:table-cell table:style-name="ce1" office:value-type="float" office:value="47557">
            <text:p>47557</text:p>
          </table:table-cell>
          <table:table-cell table:style-name="ce1" office:value-type="float" office:value="47094">
            <text:p>47094</text:p>
          </table:table-cell>
          <table:table-cell table:style-name="ce1" office:value-type="float" office:value="47652">
            <text:p>47652</text:p>
          </table:table-cell>
          <table:table-cell table:style-name="ce1" office:value-type="float" office:value="49023">
            <text:p>49023</text:p>
          </table:table-cell>
          <table:table-cell table:style-name="ce1" office:value-type="float" office:value="49145">
            <text:p>49145</text:p>
          </table:table-cell>
          <table:table-cell table:style-name="ce1" office:value-type="float" office:value="51022">
            <text:p>51022</text:p>
          </table:table-cell>
          <table:table-cell table:style-name="ce1" office:value-type="float" office:value="51466">
            <text:p>51466</text:p>
          </table:table-cell>
          <table:table-cell table:style-name="ce1" office:value-type="float" office:value="52507">
            <text:p>52507</text:p>
          </table:table-cell>
          <table:table-cell table:style-name="ce1" office:value-type="float" office:value="53212">
            <text:p>53212</text:p>
          </table:table-cell>
          <table:table-cell table:style-name="ce1" office:value-type="float" office:value="53554">
            <text:p>53554</text:p>
          </table:table-cell>
          <table:table-cell table:style-name="ce1" office:value-type="float" office:value="53629">
            <text:p>53629</text:p>
          </table:table-cell>
          <table:table-cell table:style-name="ce1" office:value-type="float" office:value="55182">
            <text:p>55182</text:p>
          </table:table-cell>
          <table:table-cell table:style-name="ce1" office:value-type="float" office:value="56095">
            <text:p>56095</text:p>
          </table:table-cell>
          <table:table-cell table:style-name="ce1" office:value-type="float" office:value="55849">
            <text:p>55849</text:p>
          </table:table-cell>
          <table:table-cell table:style-name="ce1" office:value-type="float" office:value="56952">
            <text:p>56952</text:p>
          </table:table-cell>
          <table:table-cell table:style-name="ce1" office:value-type="float" office:value="57834">
            <text:p>57834</text:p>
          </table:table-cell>
          <table:table-cell table:style-name="ce1" office:value-type="float" office:value="56312">
            <text:p>56312</text:p>
          </table:table-cell>
          <table:table-cell table:style-name="ce1" office:value-type="float" office:value="57642">
            <text:p>57642</text:p>
          </table:table-cell>
          <table:table-cell table:style-name="ce1" office:value-type="float" office:value="57409">
            <text:p>57409</text:p>
          </table:table-cell>
          <table:table-cell table:style-name="ce1" office:value-type="float" office:value="57835">
            <text:p>57835</text:p>
          </table:table-cell>
          <table:table-cell table:style-name="ce1" office:value-type="float" office:value="58730">
            <text:p>58730</text:p>
          </table:table-cell>
          <table:table-cell table:style-name="ce1" office:value-type="float" office:value="58378">
            <text:p>58378</text:p>
          </table:table-cell>
          <table:table-cell table:style-name="ce1" office:value-type="float" office:value="58841">
            <text:p>58841</text:p>
          </table:table-cell>
          <table:table-cell table:style-name="ce1" office:value-type="float" office:value="60157">
            <text:p>60157</text:p>
          </table:table-cell>
        </table:table-row>
      </table:table>
      <table:named-expressions>
        <table:named-range table:name="_xlnm.Print_Area_1" table:base-cell-address="$'Death Per Cap'.$A$1" table:cell-range-address="$'Death Per Cap'.$V$1:.$AS$22" table:range-usable-as="print-range"/>
        <table:named-range table:name="Print_Area_MI_1" table:base-cell-address="$'Death Per Cap'.$A$1" table:cell-range-address="$'Death Per Cap'.$H$3:.$W$27"/>
        <table:named-range table:name="_xlnm.Print_Titles_1" table:base-cell-address="$'Death Per Cap'.$A$1" table:cell-range-address="$'Death Per Cap'.$A$1:.$A$65536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eva" svg:font-family="Geneva" style:font-pitch="variable"/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min-integer-digits="1"/>
      <number:text> </number:text>
    </number:number-style>
    <number:number-style style:name="N121">
      <number:text>$</number:text>
      <number:number number:decimal-places="0" number:min-integer-digits="1" number:grouping="true"/>
    </number:number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118">
      <number:number number:decimal-places="0" number:min-integer-digits="1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number:number-style style:name="N120">
      <number:number number:decimal-places="1" number:min-integer-digits="1"/>
      <number:text> </number:text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US">
      <number:minutes number:style="long"/>
      <number:text>:</number:text>
      <number:seconds number:style="long"/>
    </number:time-style>
    <number:time-style style:name="N5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US">
      <number:minutes number:style="long"/>
      <number:text>:</number:text>
      <number:seconds number:style="long" number:decimal-places="1"/>
    </number:time-style>
    <number:number-style style:name="N5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imbus Sans 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5132"/>
    <style:style style:name="Comma_20_2_20_2" style:display-name="Comma 2 2" style:family="table-cell" style:parent-style-name="Default" style:data-style-name="N5004"/>
    <style:style style:name="Comma_20_2_20_3" style:display-name="Comma 2 3" style:family="table-cell" style:parent-style-name="Default" style:data-style-name="N5132"/>
    <style:style style:name="Comma_20_3" style:display-name="Comma 3" style:family="table-cell" style:parent-style-name="Default" style:data-style-name="N116"/>
    <style:style style:name="Comma_20_3_20_2" style:display-name="Comma 3 2" style:family="table-cell" style:parent-style-name="Default" style:data-style-name="N121"/>
    <style:style style:name="Comma_20_3_20_3" style:display-name="Comma 3 3" style:family="table-cell" style:parent-style-name="Default" style:data-style-name="N116"/>
    <style:style style:name="Comma_20_4" style:display-name="Comma 4" style:family="table-cell" style:parent-style-name="Default" style:data-style-name="N5132"/>
    <style:style style:name="Comma_20_5" style:display-name="Comma 5" style:family="table-cell" style:parent-style-name="Default" style:data-style-name="N5132"/>
    <style:style style:name="Normal_20_2" style:display-name="Normal 2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2_20_3" style:display-name="Normal 2 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3_20_3" style:display-name="Normal 3 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4_20_3" style:display-name="Normal 4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Landpop01" style:display-name="Normal_Landpop0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b2b2b2"/>
    </style:style>
    <style:style style:name="Percent_20_2" style:display-name="Percent 2" style:family="table-cell" style:parent-style-name="Default" style:data-style-name="N5010"/>
    <style:style style:name="Percent_20_3" style:display-name="Percent 3" style:family="table-cell" style:parent-style-name="Default" style:data-style-name="N5010"/>
    <style:style style:name="Excel_20_Built-in_20_Comma" style:display-name="Excel Built-in Comma" style:family="table-cell" style:parent-style-name="Default" style:data-style-name="N5132"/>
  </office:styles>
  <office:automatic-styles>
    <style:page-layout style:name="Mpm1">
      <style:page-layout-properties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scale-to="100%" style:writing-mode="lr-tb" style:print="charts drawings objects zero-values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0.5in" fo:margin-left="0.75in" fo:margin-right="0.7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12/03/2013</text:date>, <text:time>22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ath_20_Per_20_Cap" style:display-name="PageStyle_Death Per C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2-03T22:00:34</dc:date>
    <meta:document-statistic meta:table-count="1" meta:cell-count="818" meta:object-count="0"/>
    <meta:generator>OpenOffice.org/3.2$Linux OpenOffice.org_project/320m12$Build-9483</meta:generator>
  </office:meta>
</office:document-meta>
</file>